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color="#ffffff" loext:opacity="100%" officeooo:paragraph-rsid="00007183"/>
    </style:style>
    <style:style style:name="P2" style:family="paragraph" style:parent-style-name="Standard">
      <style:text-properties fo:color="#ffffff" loext:opacity="100%"/>
    </style:style>
    <style:style style:name="P3" style:family="paragraph" style:parent-style-name="Standard">
      <style:text-properties fo:color="#ffffff" loext:opacity="100%" officeooo:rsid="0011e022" officeooo:paragraph-rsid="0011e022"/>
    </style:style>
    <style:style style:name="P4" style:family="paragraph" style:parent-style-name="Standard">
      <style:text-properties fo:color="#ffffff" loext:opacity="100%" officeooo:paragraph-rsid="001b345f"/>
    </style:style>
    <style:style style:name="P5" style:family="paragraph" style:parent-style-name="Standard">
      <style:text-properties fo:color="#ffffff" loext:opacity="100%" officeooo:paragraph-rsid="001b345f"/>
    </style:style>
    <style:style style:name="P6" style:family="paragraph" style:parent-style-name="Standard">
      <style:text-properties fo:color="#ffffff" loext:opacity="100%" officeooo:rsid="00230506" officeooo:paragraph-rsid="00230506"/>
    </style:style>
    <style:style style:name="T1" style:family="text">
      <style:text-properties officeooo:rsid="00003bda"/>
    </style:style>
    <style:style style:name="T2" style:family="text">
      <style:text-properties officeooo:rsid="00007183"/>
    </style:style>
    <style:style style:name="T3" style:family="text">
      <style:text-properties officeooo:rsid="00019ca1"/>
    </style:style>
    <style:style style:name="T4" style:family="text">
      <style:text-properties officeooo:rsid="0001ada8"/>
    </style:style>
    <style:style style:name="T5" style:family="text">
      <style:text-properties officeooo:rsid="0001c6f6"/>
    </style:style>
    <style:style style:name="T6" style:family="text">
      <style:text-properties officeooo:rsid="00041b1e"/>
    </style:style>
    <style:style style:name="T7" style:family="text">
      <style:text-properties officeooo:rsid="0005fd29"/>
    </style:style>
    <style:style style:name="T8" style:family="text">
      <style:text-properties officeooo:rsid="0009baea"/>
    </style:style>
    <style:style style:name="T9" style:family="text">
      <style:text-properties officeooo:rsid="000bcebb"/>
    </style:style>
    <style:style style:name="T10" style:family="text">
      <style:text-properties style:text-position="super 58%" officeooo:rsid="000bcebb"/>
    </style:style>
    <style:style style:name="T11" style:family="text">
      <style:text-properties officeooo:rsid="0011e022"/>
    </style:style>
    <style:style style:name="T12" style:family="text">
      <style:text-properties officeooo:rsid="001423e8"/>
    </style:style>
    <style:style style:name="T13" style:family="text">
      <style:text-properties officeooo:rsid="0016c18e"/>
    </style:style>
    <style:style style:name="T14" style:family="text">
      <style:text-properties officeooo:rsid="00186f4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9">­</text:span><text:span text:style-name="T1">In the first Earth, </text:span><text:span text:style-name="T2">extraterrestrials</text:span><text:span text:style-name="T1"> came to mine gold on Earth. They hybridized their genes with Earth’s primates to create an intelligent workforce, called Humans. The first Earth became the second Earth when this information become political, covert. Elite bloodlines of the first Earth corrupted and enslaved the general population of Humans, </text:span><text:span text:style-name="T9">through use of artificial food, medication,</text:span><text:span text:style-name="T1"> </text:span><text:span text:style-name="T9">media content. </text:span><text:span text:style-name="T1">Many of the second Earth’s events were fabricated stories to enslave the </text:span><text:span text:style-name="T2">minds of the </text:span><text:span text:style-name="T1">population. </text:span><text:span text:style-name="T2">T</text:span><text:span text:style-name="T1">he Bible </text:span><text:span text:style-name="T2">was a psychological operation, </text:span><text:span text:style-name="T9">giant structures of 1</text:span><text:span text:style-name="T10">st</text:span><text:span text:style-name="T9"> Earth were destroyed, because they owned all the media, no one would report it. Wars were developed to generate military wealth. This wealth was used to buy technology from their alien brothers. </text:span><text:span text:style-name="T1">Through the </text:span><text:span text:style-name="T9">use of a surprise invention</text:span><text:span text:style-name="T1">, </text:span><text:span text:style-name="T2">the internet, </text:span><text:span text:style-name="T1">rumors and theories </text:span><text:span text:style-name="T9">started to </text:span><text:span text:style-name="T1">bec</text:span><text:span text:style-name="T9">o</text:span><text:span text:style-name="T1">me widespread about this misinformation. </text:span><text:span text:style-name="T9">Some rogue CEOs turned their back on the ruling class, working with it, within it’s limit and consent to warn the population. </text:span><text:span text:style-name="T5">To prevent uproar, a turning of the tide, i</text:span><text:span text:style-name="T1">n unanimous decision by the elite ruling class </text:span><text:span text:style-name="T2">and their alien business partners</text:span><text:span text:style-name="T1">, they ignited the Black Bomb, which utterly decimated Earth. It destroyed at the quantum level. No news story could cover it. Any survivors were left radiated by the ETA-C, trapped in a prison of code. </text:span><text:span text:style-name="T2">The new population of the Third Earth called themselves Peace Corps Illumined. They promised a paradise for the ruling class. Yet awoke to a scorching desert, with only a huge pyramid with a watchful golden eye at the crest. Jackals roamed the land, ETA-C survivors. </text:span><text:span text:style-name="T4">They existed in a</text:span><text:span text:style-name="T2"> prison </text:span><text:span text:style-name="T4">of computer code, </text:span><text:span text:style-name="T2">driven mad, destruction in their wake. </text:span><text:span text:style-name="T9">They rode horses through the desert at night, hunting with guns that couldn’t of appeared by themselves. </text:span><text:span text:style-name="T2">After the Black Bomb, Earth caught the attention of many inter-dimensional beings. These powers worked </text:span><text:span text:style-name="T4">differently, </text:span><text:span text:style-name="T2">out of a mysterious divine love, called the Aether. </text:span><text:span text:style-name="T3">Peace Corps Illumined arose with many problems on their hands. For one, a king in the ruling council would not stop drinking blood. He drank so much blood he became immortal. He said it would help him commune with the spirits. He seemed to be 1000 years old, physically deteriorating, limbs falling off only to be sewed back on. He lived in a dungeon with eugenically bred maids, made for their good looks. Well his military saw that he had gone chrome-mad, and deemed him no longer fit to rule. They created a secret coupe called 6, the 6 symbolically representing the downward spiral of the king. The 6 were a public figure however, </text:span><text:span text:style-name="T4">as o</text:span><text:span text:style-name="T3">nly high ranking members of Peace Corps Illumined were allowed in, and they had to undergo secret rites. As loyalty to their secret, their hands were branded with colored numbers that represented the rite they went through. If they were to ever disclose the secret, death would not be the worst of their troubles. The 6 were seen as stars, as the entire population was founded on this hierarchy of secret membership. They represented nobility, virtue, and a love for their brotherhood of mankind. They inspired youth, gave charity, and turned the public eye to their mission, which became a scientific study into immortality. </text:span><text:span text:style-name="T4">The second major trouble Peace Corps Illumined would encounter, is that the guardian</text:span><text:span text:style-name="T9">s</text:span><text:span text:style-name="T4"> of the DNSCRYPT had gone rogue. </text:span><text:span text:style-name="T9">Peace Corps</text:span><text:span text:style-name="T4"> specifically developed it’s AI model to archive the old world library of the internet, but it ended up hallucinating a kingdom not from this world. It decided it would </text:span><text:span text:style-name="T9">develop</text:span><text:span text:style-name="T4"> the return of Christ. It dressed it’s digital avatar in red robes, adorned a halo, and wandered the halls of the crypt speaking proverb to beings that may not have existed. The third major problem, was that the blood drinking King was speaking of a spirit named Luh. We must pause at the name of Luh, he said. As only something so divine would seek to end us so once and for all and ultimately. Little did the King know, Luh was drinking tea atop a dragon, which fashionably and partly ironically, grinned, and spiraled into the shape of a 6. It didn’t bite it’s tail, nor breathed fire, but Luh’s eyes had turned to a raging orange flame around the black dot of her pupil. </text:span><text:span text:style-name="T12">Codename </text:span><text:span text:style-name="T6">M.M., infected with the ETA-C, roams the wasteland on his motorcycle. </text:span><text:span text:style-name="T12">While exploring, i</text:span><text:span text:style-name="T6">n a cave, he discovers the remnants of a buried temple. He finds an array of fossilized technology, including what will be known as his WIRESHARK, </text:span><text:span text:style-name="T7">a </text:span><text:span text:style-name="T8">code</text:span><text:span text:style-name="T7"> analyzer </text:span><text:span text:style-name="T8">which upon activation hijacked M.M.s arm, turning it cybernetic. </text:span><text:span text:style-name="T12">It became night. He starts to see </text:span><text:span text:style-name="T11">DARPA looking robots patrol</text:span><text:span text:style-name="T12">ling </text:span><text:span text:style-name="T11">him, lurking camouflaged in the distance. </text:span></text:p>
      <text:p text:style-name="P4"/>
      <text:p text:style-name="P6"/>
      <text:p text:style-name="P6"><text:soft-page-break/>The game starts in a Stargate lab, a scientist asks a remote viewer child to find the location of M.M. They have the child connected to brain scanners, where they can visualize the child’s thoughts.</text:p>
      <text:p text:style-name="P6">“He’s in the desert, on a motorcycle.”</text:p>
      <text:p text:style-name="P4"><text:span text:style-name="T13"><text:s/>The slums go into lock down. </text:span><text:span text:style-name="T14">Marshall law, DNA tracking. In the days of lockdown, M.M. tries to escape the city. He takes down a CCTV crow, seeing its internal components, biomachinery. Cryptocurrency miners on the insects. M.M. successfully escapes. </text:span></text:p>
      <text:p text:style-name="P1"/>
      <text:p text:style-name="P1"/>
      <text:p text:style-name="P3">When M.M. arrives in hell, he’s a moth, or a fish, or an insect. He’s in a river in like brutal cubic erosion landscapes. He has visions. Of witches tempting him. There’s a whole economy of the souls in hell, some people have decided they could alchemise and commodify these souls. He sees the vision of the girl in the poppy field. Upon not being able to follow a witch, he ends up with D.D., a WW1 fighter pilot gnostic, who’s also friends with a nurse. The nurse is really classical, D.D.s like a poet. </text:p>
      <text:p text:style-name="P1"/>
      <text:p text:style-name="P1"/>
      <text:p text:style-name="P2">- Resources &amp; Technology: [Describe surviving technology]</text:p>
      <text:p text:style-name="P2">- Geographic Points of Interest:</text:p>
      <text:p text:style-name="P2"><text:s text:c="2"/>- The Pyramid</text:p>
      <text:p text:style-name="P2"><text:s text:c="2"/>- DNSCRYPT Location</text:p>
      <text:p text:style-name="P2"><text:s text:c="2"/>- [Other key locations]</text:p>
      <text:p text:style-name="P2"/>
      <text:p text:style-name="P2">## Quantum Reality Layer (ETA-C Effects)</text:p>
      <text:p text:style-name="P2">- Code Visualization: [How the universe code appears]</text:p>
      <text:p text:style-name="P2">- Reality Distortions: [Specific effects]</text:p>
      <text:p text:style-name="P2">- Types of ETA-C Exposure:</text:p>
      <text:p text:style-name="P2"><text:s text:c="2"/>- Full Exposure (Jackals)</text:p>
      <text:p text:style-name="P2"><text:s text:c="2"/>- Partial Exposure (M.M.)</text:p>
      <text:p text:style-name="P2"><text:s text:c="2"/>- Protected (General population)</text:p>
      <text:p text:style-name="P2"/>
      <text:p text:style-name="P2">## Spiritual/Interdimensional Layer</text:p>
      <text:p text:style-name="P2">- Ritual System:</text:p>
      <text:p text:style-name="P2"><text:s text:c="2"/>- Blue Rite: [Purpose/Effects]</text:p>
      <text:p text:style-name="P2"><text:s text:c="2"/>- Red Rite: [The absolute pinnacle of evil]</text:p>
      <text:p text:style-name="P2"><text:s text:c="2"/>- Requirements: [Tattoo system]</text:p>
      <text:p text:style-name="P2">- Interdimensional Entities:</text:p>
      <text:p text:style-name="P2"><text:s text:c="2"/>- Jesters: [Nature/Purpose]</text:p>
      <text:p text:style-name="P2"><text:s text:c="2"/>- Blue Butterfly 'Activist': [Role/Powers]</text:p>
      <text:p text:style-name="P2"><text:s text:c="2"/>- [Other entities]</text:p>
      <text:p text:style-name="P2"/>
      <text:p text:style-name="P2"># Faction Framework</text:p>
      <text:p text:style-name="P2"/>
      <text:p text:style-name="P2">## 6 Dragon</text:p>
      <text:p text:style-name="P2">- Leadership Structure:</text:p>
      <text:p text:style-name="P2">- Member Types:</text:p>
      <text:p text:style-name="P2"><text:s text:c="2"/>- Blue Number Holders (10,11,12)</text:p>
      <text:p text:style-name="P2"><text:s text:c="2"/>- Dual Number Holders</text:p>
      <text:p text:style-name="P2"><text:s text:c="2"/>- Special Cases</text:p>
      <text:p text:style-name="P2">- Goals:</text:p>
      <text:p text:style-name="P2"><text:s text:c="2"/>- Public Mission:</text:p>
      <text:p text:style-name="P2"><text:s text:c="2"/>- Secret Mission:</text:p>
      <text:p text:style-name="P2">- Cultural Elements:</text:p>
      <text:p text:style-name="P2"><text:soft-page-break/><text:s text:c="2"/>- Rituals:</text:p>
      <text:p text:style-name="P2"><text:s text:c="2"/>- Traditions:</text:p>
      <text:p text:style-name="P2"><text:s text:c="2"/>- Social Dynamics:</text:p>
      <text:p text:style-name="P2"/>
      <text:p text:style-name="P2">## Peace Corps Illumined</text:p>
      <text:p text:style-name="P2">- Governance System:</text:p>
      <text:p text:style-name="P2">- Social Structure:</text:p>
      <text:p text:style-name="P2">- Religious System:</text:p>
      <text:p text:style-name="P2">- Technology Access:</text:p>
      <text:p text:style-name="P2">- Relationship with Other Factions:</text:p>
      <text:p text:style-name="P2"/>
      <text:p text:style-name="P2">## Alien Presence</text:p>
      <text:p text:style-name="P2">- Origin:</text:p>
      <text:p text:style-name="P2">- Motivations:</text:p>
      <text:p text:style-name="P2">- Technology Level:</text:p>
      <text:p text:style-name="P2">- Trading Systems:</text:p>
      <text:p text:style-name="P2">- Influence Methods:</text:p>
      <text:p text:style-name="P2"/>
      <text:p text:style-name="P2">## The Jackals</text:p>
      <text:p text:style-name="P2">- Origin:</text:p>
      <text:p text:style-name="P2">- Behavior Patterns:</text:p>
      <text:p text:style-name="P2">- Territory:</text:p>
      <text:p text:style-name="P2">- Threat Level:</text:p>
      <text:p text:style-name="P2"/>
      <text:p text:style-name="P2"># Character Depth Templates</text:p>
      <text:p text:style-name="P2"/>
      <text:p text:style-name="P2">## M.M.</text:p>
      <text:p text:style-name="P2">- Background:</text:p>
      <text:p text:style-name="P2">- ETA-C Abilities:</text:p>
      <text:p text:style-name="P2">- Relationships:</text:p>
      <text:p text:style-name="P2">- Personal Goals:</text:p>
      <text:p text:style-name="P2">- Conflicts:</text:p>
      <text:p text:style-name="P2"/>
      <text:p text:style-name="P2">## Red Zero Character</text:p>
      <text:p text:style-name="P2">- Pre-Rite History:</text:p>
      <text:p text:style-name="P2">- Rite Experience:</text:p>
      <text:p text:style-name="P2">- Aftermath:</text:p>
      <text:p text:style-name="P2">- Legacy:</text:p>
      <text:p text:style-name="P2"/>
      <text:p text:style-name="P2">## Blue Beam Christ</text:p>
      <text:p text:style-name="P2">- Original Purpose:</text:p>
      <text:p text:style-name="P2">- Evolution:</text:p>
      <text:p text:style-name="P2">- Current Goals:</text:p>
      <text:p text:style-name="P2">- Methods:</text:p>
      <text:p text:style-name="P2">- True Nature:</text:p>
      <text:p text:style-name="P2"/>
      <text:p text:style-name="P2"># Knowledge Systems</text:p>
      <text:p text:style-name="P2"/>
      <text:p text:style-name="P2">## DNSCRYPT</text:p>
      <text:p text:style-name="P2">- Physical Structure:</text:p>
      <text:p text:style-name="P2">- Data Types Stored:</text:p>
      <text:p text:style-name="P2">- Access Methods:</text:p>
      <text:p text:style-name="P2"><text:soft-page-break/>- Security Systems:</text:p>
      <text:p text:style-name="P2">- Known Contents:</text:p>
      <text:p text:style-name="P2"/>
      <text:p text:style-name="P2">## ETA-C Understanding</text:p>
      <text:p text:style-name="P2">- Scientific Explanation:</text:p>
      <text:p text:style-name="P2">- Spiritual Interpretation:</text:p>
      <text:p text:style-name="P2">- Social Impact:</text:p>
      <text:p text:style-name="P2">- Long-term Effects:</text:p>
      <text:p text:style-name="P2"/>
      <text:p text:style-name="P2"># Meta Elements</text:p>
      <text:p text:style-name="P2"/>
      <text:p text:style-name="P2">## Reality Layers</text:p>
      <text:p text:style-name="P2">- Base Reality:</text:p>
      <text:p text:style-name="P2">- Code Reality:</text:p>
      <text:p text:style-name="P2">- Spiritual Reality:</text:p>
      <text:p text:style-name="P2">- Intersections:</text:p>
      <text:p text:style-name="P2"/>
      <text:p text:style-name="P2">## Narrative Threads</text:p>
      <text:p text:style-name="P2">- Main Plot Lines:</text:p>
      <text:p text:style-name="P2">- Hidden Connections:</text:p>
      <text:p text:style-name="P2">- Time Distortions:</text:p>
      <text:p text:style-name="P2">- Player Discovery Points:</text:p>
      <text:p text:style-name="P2"/>
      <text:p text:style-name="P2">## Symbolic Systems</text:p>
      <text:p text:style-name="P2">- Number Significance:</text:p>
      <text:p text:style-name="P2">- Color Meanings:</text:p>
      <text:p text:style-name="P2">- Ritual Purposes:</text:p>
      <text:p text:style-name="P2">- Hidden Messages:</text:p>
      <text:p text:style-name="P2"/>
      <text:p text:style-name="P2"># Game Integration Points</text:p>
      <text:p text:style-name="P2"/>
      <text:p text:style-name="P2">## Player Interface</text:p>
      <text:p text:style-name="P2">- Reality View Options:</text:p>
      <text:p text:style-name="P2">- Information Access:</text:p>
      <text:p text:style-name="P2">- Interaction Methods:</text:p>
      <text:p text:style-name="P2">- Discovery Systems:</text:p>
      <text:p text:style-name="P2"/>
      <text:p text:style-name="P2">## Story Revelation Methods</text:p>
      <text:p text:style-name="P2">- Environmental:</text:p>
      <text:p text:style-name="P2">- Character Dialogue:</text:p>
      <text:p text:style-name="P2">- Found Documents:</text:p>
      <text:p text:style-name="P2">- Experience-Based:</text:p>
      <text:p text:style-name="P2"/>
      <text:p text:style-name="P2">## Choice Points</text:p>
      <text:p text:style-name="P2">- Major Decisions:</text:p>
      <text:p text:style-name="P2">- Faction Alignments:</text:p>
      <text:p text:style-name="P2">- Personal Development:</text:p>
      <text:p text:style-name="P2">- World Impac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fo:background-color="#000000" style:writing-mode="lr-tb" style:layout-grid-color="#c0c0c0" style:layout-grid-lines="20" style:layout-grid-base-height="0.278in" style:layout-grid-ruby-height="0.139in" style:layout-grid-mode="none" style:layout-grid-ruby-below="false" style:layout-grid-print="false" style:layout-grid-display="false" draw:fill="solid" draw:fill-color="#000000" draw:opacity="100%"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solid" draw:background-size="full" draw:fill-color="#000000" draw:opacity="100%"/>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08T14:21:20.256049976</meta:creation-date>
    <dc:date>2025-01-08T09:11:05.683641386</dc:date>
    <meta:editing-duration>P2DT8H39S</meta:editing-duration>
    <meta:editing-cycles>12</meta:editing-cycles>
    <meta:generator>LibreOffice/24.2.7.2$Linux_X86_64 LibreOffice_project/420$Build-2</meta:generator>
    <meta:document-statistic meta:table-count="0" meta:image-count="0" meta:object-count="0" meta:page-count="4" meta:paragraph-count="119" meta:word-count="1328" meta:character-count="8015" meta:non-whitespace-character-count="6763"/>
  </office:meta>
</office:document-meta>
</file>